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Courier New1" svg:font-family="'Courier New'" style:font-family-generic="modern" style:font-pitch="fixed"/>
    <style:font-face style:name="Courier New" svg:font-family="'Courier New'" style:font-adornments="Normal"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1" svg:font-family="Verdana" style:font-adornments="Negrita" style:font-family-generic="swiss" style:font-pitch="variable"/>
    <style:font-face style:name="Verdana2" svg:font-family="Verdana" style:font-adornments="Negrita Cursiva" style:font-family-generic="swiss" style:font-pitch="variable"/>
    <style:font-face style:name="Verdana" svg:font-family="Verdana"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font-weight="bold" style:font-weight-asian="bold" style:font-weight-complex="bold"/>
    </style:style>
    <style:style style:name="P2" style:family="paragraph" style:parent-style-name="Text_20_body">
      <style:paragraph-properties fo:text-align="justify" style:justify-single-word="false"/>
      <style:text-properties fo:font-weight="bold" style:font-weight-asian="bold" style:font-weight-complex="bold"/>
    </style:style>
    <style:style style:name="P3" style:family="paragraph" style:parent-style-name="Text_20_body">
      <style:paragraph-properties fo:text-align="justify" style:justify-single-word="false"/>
    </style:style>
    <style:style style:name="P4" style:family="paragraph" style:parent-style-name="Text_20_body">
      <style:text-properties fo:font-style="italic" fo:font-weight="bold" style:font-style-asian="italic" style:font-weight-asian="bold" style:font-style-complex="italic" style:font-weight-complex="bold"/>
    </style:style>
    <style:style style:name="P5" style:family="paragraph" style:parent-style-name="Cuerpo_20_de_20_texto_20__28_código_29_">
      <style:paragraph-properties fo:margin-left="1.251cm" fo:margin-right="0cm" fo:text-indent="0cm" style:auto-text-indent="false"/>
    </style:style>
    <style:style style:name="P6" style:family="paragraph" style:parent-style-name="Cuerpo_20_de_20_texto_20__28_código_29_">
      <style:paragraph-properties fo:margin-left="1.251cm" fo:margin-right="0cm" fo:text-indent="0cm" style:auto-text-indent="false"/>
    </style:style>
    <style:style style:name="P7" style:family="paragraph" style:parent-style-name="Cuerpo_20_de_20_texto_20__28_código_29_">
      <style:paragraph-properties fo:margin-left="1.251cm" fo:margin-right="0cm" fo:text-indent="0cm" style:auto-text-indent="false"/>
      <style:text-properties fo:font-style="normal" fo:font-weight="normal" style:font-style-asian="normal" style:font-weight-asian="normal" style:font-style-complex="normal" style:font-weight-complex="normal"/>
    </style:style>
    <style:style style:name="P8" style:family="paragraph" style:parent-style-name="Text_20_body">
      <style:paragraph-properties fo:text-align="justify" style:justify-single-word="false"/>
      <style:text-properties fo:font-style="italic" style:font-style-asian="italic" style:font-style-complex="italic"/>
    </style:style>
    <style:style style:name="P9" style:family="paragraph" style:parent-style-name="Text_20_body">
      <style:paragraph-properties fo:text-align="justify" style:justify-single-word="false"/>
      <style:text-properties fo:font-weight="bold" style:font-weight-asian="bold" style:font-weight-complex="bold"/>
    </style:style>
    <style:style style:name="P10" style:family="paragraph" style:parent-style-name="Text_20_body" style:list-style-name="L1"/>
    <style:style style:name="P11" style:family="paragraph" style:parent-style-name="Text_20_body" style:list-style-name="L2"/>
    <style:style style:name="T1" style:family="text">
      <style:text-properties style:font-name="Courier New1"/>
    </style:style>
    <style:style style:name="T2" style:family="text">
      <style:text-properties style:font-name="Courier New1" fo:font-style="normal" fo:font-weight="normal" style:font-style-asian="normal" style:font-weight-asian="normal" style:font-style-complex="normal" style:font-weight-complex="normal"/>
    </style:style>
    <style:style style:name="T3" style:family="text">
      <style:text-properties fo:font-weight="bold" style:font-weight-asian="bold" style:font-weight-complex="bold"/>
    </style:style>
    <style:style style:name="T4" style:family="text">
      <style:text-properties fo:font-style="italic" style:font-style-asian="italic" style:font-style-complex="italic"/>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style="normal" fo:font-weight="normal" style:font-style-asian="normal" style:font-weight-asian="normal" style:font-style-complex="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Mongo</text:h>
      <text:h text:style-name="Heading_20_1" text:outline-level="1">Diseño de esquemas</text:h>
      <text:p text:style-name="Text_20_body">¿Cuál es la cardinalidad de la relación?, en verdad es 'uno-a-muchos', o es 'uno-a-pocos'. Dependiendo de esta pregunta el modelo de relación pude variar.</text:p>
      <text:p text:style-name="P2">Básico: uno-a-Pocos (embeber)</text:p>
      <text:p text:style-name="P3">Un ejemplo puede ser, las direcciones para una persona, éste es un buen caso para <text:span text:style-name="T5">embeber</text:span> como un arreglo dentro del objeto <text:span text:style-name="T1">Person</text:span>.</text:p>
      <text:p text:style-name="P5">db.person.findOne()</text:p>
      <text:p text:style-name="P5">{</text:p>
      <text:p text:style-name="P5"><text:s text:c="2"/>name: 'Kate Monster',</text:p>
      <text:p text:style-name="P5"><text:s text:c="2"/>ssn: '123-456-7890',</text:p>
      <text:p text:style-name="P5"><text:s text:c="2"/>addresses : [</text:p>
      <text:p text:style-name="P5"><text:s text:c="5"/>{ street: '123 Sesame St', city: 'Anytown', cc: 'USA' },</text:p>
      <text:p text:style-name="P5"><text:s text:c="5"/>{ street: '123 Avenue Q', city: 'New York', cc: 'USA' }</text:p>
      <text:p text:style-name="P5"><text:s text:c="2"/>]</text:p>
      <text:p text:style-name="P5">}</text:p>
      <text:p text:style-name="P3">Éste diseño tiene ventajas y desventajas, la principal ventaja es que no hay que realizar una consulta separada para obtener detalles embebidos; la principal desventaja es que no hay manera de acceder a los detalles embebidos como entidades stand-alone (independientes).</text:p>
      <text:p text:style-name="P8">Ejemplo, si fuera el caso de una empresa, donde cada trabajador tiene una labor asiganda, y se utiliza este modelo embebido, al querer consultar las labores que se desarrollan en la empresa se necesitará una consulta más difícil de lo que debería ser.</text:p>
      <text:p text:style-name="P2">Básico: uno-a-muchos (referencia de hijos)</text:p>
      <text:p text:style-name="P3">Un ejemplo puede ser, las partes de un producto en un sistema de reemplazamiento de partes... Cada producto puede tener muchas partes de reemplazo, pero nunca más que miles. Éste es un buen caso para <text:span text:style-name="T5">referenciar</text:span><text:span text:style-name="T6">. Es necesario poner los </text:span><text:span text:style-name="T2">ObjectIDs</text:span><text:span text:style-name="T6"> de las partes en un arreglo en un documento de productos.</text:span></text:p>
      <text:p text:style-name="P7">db.parts.findOne()</text:p>
      <text:p text:style-name="P7">{</text:p>
      <text:p text:style-name="P7"><text:s text:c="4"/>_id : ObjectID('AAAA'),</text:p>
      <text:p text:style-name="P7"><text:s text:c="4"/>partno : '123-aff-456',</text:p>
      <text:p text:style-name="P7"><text:s text:c="4"/>name : '#4 grommet',</text:p>
      <text:p text:style-name="P7"><text:s text:c="4"/>qty: 94,</text:p>
      <text:p text:style-name="P7"><text:s text:c="4"/>cost: 0.94,</text:p>
      <text:p text:style-name="P7"><text:s text:c="4"/>price: 3.99</text:p>
      <text:p text:style-name="P7">}</text:p>
      <text:p text:style-name="P3"><text:span text:style-name="T6">Cada producto tendría su propio documento, el cual contendría un arreglo de referencias </text:span><text:span text:style-name="T2">ObjectID </text:span><text:span text:style-name="T6">a las partes que componen ese producto.</text:span></text:p>
      <text:p text:style-name="P5">db.products.findOne()</text:p>
      <text:p text:style-name="P5">{</text:p>
      <text:p text:style-name="P5"><text:s text:c="4"/>name : 'left-handed smoke shifter',</text:p>
      <text:p text:style-name="P5"><text:s text:c="4"/>manufacturer : 'Acme Corp',</text:p>
      <text:p text:style-name="P5"><text:s text:c="4"/>catalog_number: 1234,</text:p>
      <text:p text:style-name="P5"><text:s text:c="4"/>parts : [ <text:s text:c="4"/>// array of references to Part documents</text:p>
      <text:p text:style-name="P5"><text:s text:c="8"/>ObjectID('AAAA'), <text:s text:c="3"/>// reference to the #4 grommet above</text:p>
      <text:p text:style-name="P5"><text:s text:c="8"/>ObjectID('F17C'), <text:s text:c="3"/>// reference to a different Part</text:p>
      <text:p text:style-name="P5"><text:s text:c="8"/>ObjectID('D2AA'),</text:p>
      <text:p text:style-name="P5"><text:s text:c="8"/>// etc</text:p>
      <text:p text:style-name="P5"><text:s text:c="4"/>]</text:p>
      <text:p text:style-name="P5">}</text:p>
      <text:p text:style-name="Text_20_body">Acontinuación utilizar un application-level join para recuperar las partes para un producto particular:</text:p>
      <text:p text:style-name="P5">// Fetch the Product document identified by this catalog number</text:p>
      <text:p text:style-name="P5">product = db.products.findOne({catalog_number: 1234});</text:p>
      <text:p text:style-name="P5">// Fetch all the Parts that are linked to this Product</text:p>
      <text:p text:style-name="P5">product_parts = db.parts.find({_id: { $in : product.parts } } ).toArray();</text:p>
      <text:p text:style-name="Text_20_body">Para obtener eficiencia, se necesitará un índice en <text:span text:style-name="T1">products.catalog_number</text:span>. Note que siempre habrá un índice en <text:span text:style-name="T1">parts._id</text:span>, por lo que esa consulta siempre será eficiente.</text:p>
      <text:p text:style-name="Text_20_body">Éste modo de referenciamiento tiene un conjunto complementario de ventajas y desventajas al <text:soft-page-break/>de modo de embebido. Cada parte es un documento stand-alone (independiente), lo que facilita la búsqueda y actualizar las dependencias, pero hay que tener en cuenta que fue necesario realizar dos consultas para obtener los detalles de las partes de un producto.</text:p>
      <text:p text:style-name="Text_20_body">Como un complemento adicional, este esquema le permite tener partes individuales utilizadas por múltiples Product, de manera que la relación se convierte en muchos-a-muchos sin necesidad de utilizar una tabla join.</text:p>
      <text:p text:style-name="P1">Básico: uno-a-trillones (referencia de padre)</text:p>
      <text:p text:style-name="Text_20_body">Un ejemplo de 'uno-a-trillones' podría ser un evento de logging que recolecta registros de mensajes para distintas máquinas. Cualquier host puede generar suficientes mensajes para desbordar el tamaño de 16MB de un documento, aunque solo se esté guardando el valor del <text:span text:style-name="T1">ObjectID</text:span>. Éste es el caso clásico para el uso de 'parent-referencing', tendría un documento para el host, y el <text:span text:style-name="T1">ObjectID</text:span> del host se guadaría en el documento de los mensajes de registro.</text:p>
      <text:p text:style-name="P5">db.hosts.findOne()</text:p>
      <text:p text:style-name="P5">{</text:p>
      <text:p text:style-name="P5"><text:s text:c="4"/>_id : ObjectID('AAAB'),</text:p>
      <text:p text:style-name="P5"><text:s text:c="4"/>name : 'goofy.example.com',</text:p>
      <text:p text:style-name="P5"><text:s text:c="4"/>ipaddr : '127.66.66.66'</text:p>
      <text:p text:style-name="P5">}</text:p>
      <text:p text:style-name="P5"><text:s/></text:p>
      <text:p text:style-name="P5">db.logmsg.findOne()</text:p>
      <text:p text:style-name="P5">{</text:p>
      <text:p text:style-name="P5"><text:s text:c="4"/>time : ISODate("2014-03-28T09:42:41.382Z"),</text:p>
      <text:p text:style-name="P5"><text:s text:c="4"/>message : 'cpu is on fire!',</text:p>
      <text:p text:style-name="P5"><text:s text:c="4"/>host: ObjectID('AAAB') <text:s text:c="6"/>// Reference to the Host document</text:p>
      <text:p text:style-name="P5">}</text:p>
      <text:p text:style-name="Text_20_body">Utilizaría un application-level join ligeramente distinto para encontrar los 5000 mensajes más recientes para un host:</text:p>
      <text:p text:style-name="P5">// find the parent 'host' document</text:p>
      <text:p text:style-name="P5">host = db.hosts.findOne({ipaddr : '127.66.66.66'}); <text:s/>// assumes unique index</text:p>
      <text:p text:style-name="P5">// find the most recent 5000 log message documents linked to that host</text:p>
      <text:p text:style-name="P5">last_5k_msg = db.logmsg.find({host: host._id}).sort({time : -1}).limit(5000).toArray()</text:p>
      <text:p text:style-name="Text_20_body">Resumen:</text:p>
      <text:p text:style-name="Text_20_body">Incluso a este nivel básico, hay más qué pensar cuando se diseñan esquemas en MongoDB que cuando se diseñan esquemas de bases de datos realacionales. Es necesario considerar dos factores:</text:p>
      <text:list xml:id="list3221868087232367499" text:style-name="L1">
        <text:list-item>
          <text:p text:style-name="P10">¿Necesitarán las entidades del lado de 'muchos' en un uno-a-muchos ser independientes?</text:p>
        </text:list-item>
        <text:list-item>
          <text:p text:style-name="P10">¿Cuál es la cardinalidad de la relación?: ¿es uno-a-pocos; uno-a-muchos; unp-a-trillones?.</text:p>
        </text:list-item>
      </text:list>
      <text:p text:style-name="Text_20_body">Basado en estos factores, puede escoger uno de los tres diseños de esquema básicos <text:span text:style-name="T4">uno-a-muchos (1-N)</text:span>.</text:p>
      <text:list xml:id="list3002704510525248632" text:style-name="L2">
        <text:list-item>
          <text:p text:style-name="P11">Embeber la parte N si la cardinalidad es uno-a-pocos y no hay necesidad de acceder al objeto embebido fuera del contexto del objeto padre.</text:p>
        </text:list-item>
        <text:list-item>
          <text:p text:style-name="P11">Utilizar un arreglo de referencias en los objetos del lado N si la cardinalidad es uno-a-muchos o si los objetos del lado N deben ser independientes por alguna razón.</text:p>
        </text:list-item>
        <text:list-item>
          <text:p text:style-name="P11">Utilizar una referencia al lado 1 en los objetos del lado N si la cardinalidad es de uno-a-trillones.</text:p>
        </text:list-item>
      </text:list>
      <text:p text:style-name="Text_20_body">Los siguientes métodos serán la relación two-way y denormalizing para mejorar el rendimiento de estos esquemas básicos.</text:p>
      <text:p text:style-name="P1">Intermedio: Referencia de doble vía</text:p>
      <text:p text:style-name="Text_20_body">Si quiere tener algo más de lujo, puede combinar dos técnicas e incluir ambos estilos de referencia en su esquema, teniendo ambas referencias.</text:p>
      <text:p text:style-name="Text_20_body">Por ejemplo, volviendo al ejemplo de la empresa y los trabajadores. Hay una colección llamada <text:span text:style-name="T1">people</text:span> que almacena documentos de personas, una colección llamada <text:span text:style-name="T1">tasks</text:span> almacenando documentos de tareas, y una relación uno-a-muchos de persona a tarea. La aplicación necesitará realizar un seguimiento de las tareas que realiza una persona, por lo que <text:soft-page-break/>necesitaremos referenciar Persona → Tarea.</text:p>
      <text:p text:style-name="Text_20_body">Con el arreglo de referencias a los documentos de tareas, una sola persona podría verse de la siguiente manera:</text:p>
      <text:p text:style-name="Text_20_body">db.person.findOne()</text:p>
      <text:p text:style-name="P5">{</text:p>
      <text:p text:style-name="P5"><text:s text:c="4"/>_id: ObjectID("AAF1"),</text:p>
      <text:p text:style-name="P5"><text:s text:c="4"/>name: "Kate Monster",</text:p>
      <text:p text:style-name="P5"><text:s text:c="4"/>tasks [ <text:s text:c="4"/>// array of references to Task documents</text:p>
      <text:p text:style-name="P5"><text:s text:c="8"/>ObjectID("ADF9"), </text:p>
      <text:p text:style-name="P5"><text:s text:c="8"/>ObjectID("AE02"),</text:p>
      <text:p text:style-name="P5"><text:s text:c="8"/>ObjectID("AE73") </text:p>
      <text:p text:style-name="P5"><text:s text:c="8"/>// etc</text:p>
      <text:p text:style-name="P5"><text:s text:c="4"/>]</text:p>
      <text:p text:style-name="P5">}</text:p>
      <text:p text:style-name="Text_20_body">Por otra parte, en algunos otros contextos esta aplicación mostrará una lista de tareas y necesitará encontrar rápidamente cuál persona es responsable de cada tarea. Puede optimizar esto poniendo una referencia adicional a la persona en el documento de la tarea.</text:p>
      <text:p text:style-name="P5">db.tasks.findOne()</text:p>
      <text:p text:style-name="P5">{</text:p>
      <text:p text:style-name="P5"><text:s text:c="4"/>_id: ObjectID("ADF9"), </text:p>
      <text:p text:style-name="P5"><text:s text:c="4"/>description: "Write lesson plan",</text:p>
      <text:p text:style-name="P5"><text:s text:c="4"/>due_date: <text:s/>ISODate("2014-04-01"),</text:p>
      <text:p text:style-name="P5"><text:s text:c="4"/>owner: ObjectID("AAF1") <text:s text:c="4"/>// Reference to Person document</text:p>
      <text:p text:style-name="P5">}</text:p>
      <text:p text:style-name="Text_20_body">Éste diseño tiene todas las ventajas y desventajas del esquema uno-a-muchos, pero con algunas adiciones. Poner la referencia en el documento de tareas significa que es rápido y fácil encontrar el propietario de la tarea, pero también significa que si usted necesita reasignar la tarea a otra persona, necesita realizar <text:span text:style-name="T3">dos </text:span>actualizaciones en vez de una sola. Especialmente, tendrá que actualizar ambas la referencia de la persona y la referencia de la tarea.</text:p>
      <text:p text:style-name="P1">Intermedio: Denormalizing con relación uno-a-muchos</text:p>
      <text:p text:style-name="Text_20_body">Más allá de solo modelar, también se puede 'des-normalizar' el esquema. Ésto puede eliminar la necesidad de realizar el join a nivel de aplicación para ciertos casos, al precio de alguna adición de complejidad cuado se realicen las actualizaciones. Ejemplo:</text:p>
      <text:p text:style-name="P4">'Des-normalizando' de muchos-a-uno</text:p>
      <text:p text:style-name="Text_20_body">De los ejemplos anteriores, podría 'des-normalizar' el nombre de la parte (inventario de productos y partes) en el arreglo <text:span text:style-name="T1">parts[]</text:span>. Ésta es la versión sin 'des-normalización'.</text:p>
      <text:p text:style-name="P5">db.products.findOne()</text:p>
      <text:p text:style-name="P5">{</text:p>
      <text:p text:style-name="P5"><text:s text:c="4"/>name : 'left-handed smoke shifter',</text:p>
      <text:p text:style-name="P5"><text:s text:c="4"/>manufacturer : 'Acme Corp',</text:p>
      <text:p text:style-name="P5"><text:s text:c="4"/>catalog_number: 1234,</text:p>
      <text:p text:style-name="P5"><text:s text:c="4"/>parts : [ <text:s text:c="4"/>// array of references to Part documents</text:p>
      <text:p text:style-name="P5"><text:s text:c="8"/>ObjectID('AAAA'), <text:s text:c="3"/>// reference to the #4 grommet above</text:p>
      <text:p text:style-name="P5"><text:s text:c="8"/>ObjectID('F17C'), <text:s text:c="3"/>// reference to a different Part</text:p>
      <text:p text:style-name="P5"><text:s text:c="8"/>ObjectID('D2AA'),</text:p>
      <text:p text:style-name="P5"><text:s text:c="8"/>// etc</text:p>
      <text:p text:style-name="P5"><text:s text:c="4"/>]</text:p>
      <text:p text:style-name="P5">}</text:p>
      <text:p text:style-name="Text_20_body">La 'des-normalización' significa que no tiene que realizar el join a nivel de aplicación cuando muestre todos los nombres de las partes para el producto, pero tendría que realizar ese join y necesitara cualquier otra información acerca de la parte.</text:p>
      <text:p text:style-name="P5">db.products.findOne()</text:p>
      <text:p text:style-name="P5">{</text:p>
      <text:p text:style-name="P5"><text:s text:c="4"/>name : 'left-handed smoke shifter',</text:p>
      <text:p text:style-name="P5"><text:s text:c="4"/>manufacturer : 'Acme Corp',</text:p>
      <text:p text:style-name="P5"><text:s text:c="4"/>catalog_number: 1234,</text:p>
      <text:p text:style-name="P5"><text:s text:c="4"/>parts : [</text:p>
      <text:p text:style-name="P5"><text:s text:c="8"/>{ id : ObjectID('AAAA'), name : '#4 grommet' }, <text:s text:c="8"/>// Part name is denormalized</text:p>
      <text:p text:style-name="P5"><text:s text:c="8"/>{ id: ObjectID('F17C'), name : 'fan blade assembly' },</text:p>
      <text:p text:style-name="P5"><text:s text:c="8"/>{ id: ObjectID('D2AA'), name : 'power switch' },</text:p>
      <text:p text:style-name="P5"><text:s text:c="8"/>// etc</text:p>
      <text:p text:style-name="P5"><text:s text:c="4"/>]</text:p>
      <text:p text:style-name="P5">}</text:p>
      <text:p text:style-name="Text_20_body">Mientras que esto sería más fácil para obtener los nombres de las partes, adicionaría solo un poco de trabajo al nivel de aplicación para el join:</text:p>
      <text:p text:style-name="P5"><text:soft-page-break/>// Fetch the product document</text:p>
      <text:p text:style-name="P5">product = db.products.findOne({catalog_number: 1234}); <text:s/></text:p>
      <text:p text:style-name="P5">// Create an array of ObjectID()s containing *just* the part numbers</text:p>
      <text:p text:style-name="P5">part_ids = product.parts.map( function(doc) { return doc.id } );</text:p>
      <text:p text:style-name="P5">// Fetch all the Parts that are linked to this Product</text:p>
      <text:p text:style-name="P5">product_parts = db.parts.find({_id: { $in : part_ids } } ).toArray();</text:p>
      <text:p text:style-name="Text_20_body">'Des-normalizar' le ahorra una búsqueda de los datos 'des-normalizados' al costo de una actualización más costosa: Si ha 'des-normalizado' el nombre de la parte en el documento de producto, entonces cuando actualice el nombre de la parte debe también actualizarlo en cada lugar en la colección de productos.</text:p>
      <text:p text:style-name="Text_20_body">La 'Des-normalización' solo tiene sentido cuando hay un alto radio de lecturas a actualizaciones. Si cree que leerá los datos 'des-normalizados' con frecuencia, pero que raramente se actualizarán, a menudo tiene sentido pagar el precio de actualizaciones lentas y actualizaciones más complejas con el fin de obtener consultas más eficientes. </text:p>
      <text:p text:style-name="P4">'Des-normalizando' de uno-a-muchos</text:p>
      <text:p text:style-name="Text_20_body">También puede 'des-normalizar' campos del lado uno al lado muchos:</text:p>
      <text:p text:style-name="P5">db.parts.findOne()</text:p>
      <text:p text:style-name="P5">{</text:p>
      <text:p text:style-name="P5"><text:s text:c="4"/>_id : ObjectID('AAAA'),</text:p>
      <text:p text:style-name="P5"><text:s text:c="4"/>partno : '123-aff-456',</text:p>
      <text:p text:style-name="P5"><text:s text:c="4"/>name : '#4 grommet',</text:p>
      <text:p text:style-name="P5"><text:s text:c="4"/>product_name : 'left-handed smoke shifter', <text:s text:c="2"/>// Denormalized from the ‘Product’ document</text:p>
      <text:p text:style-name="P5"><text:s text:c="4"/>product_catalog_number: 1234, <text:s text:c="20"/>// Ditto</text:p>
      <text:p text:style-name="P5"><text:s text:c="4"/>qty: 94,</text:p>
      <text:p text:style-name="P5"><text:s text:c="4"/>cost: 0.94,</text:p>
      <text:p text:style-name="P5"><text:s text:c="4"/>price: 3.99</text:p>
      <text:p text:style-name="P5">}</text:p>
      <text:p text:style-name="Text_20_body">Sin embargo, si ha 'des-normalizado' el nombre del producto en el documento de partes, entonces cuando actualice el nombre del producto debe actualizar también cada lugar donde éste aparezca en la colección de partes.</text:p>
      <text:p text:style-name="P1">Intermedio: Denormalizing con relaciones uno-a-trillones</text:p>
      <text:p text:style-name="Text_20_body">La des-normalización de uno-a-trillones funciona de dos maneras: puede poner información del lado uno (del documento de hosts) en el el lado de los trillones (en el documento de logs), o puede poner información resumida del lado de los trillones en el lado del uno.</text:p>
      <text:p text:style-name="Text_20_body">El siguiente es un ejemplo de desnormalización en el lado de los trillones, se adicionará la dirección IP del host en el documento de logs:</text:p>
      <text:p text:style-name="P5">db.logmsg.findOne()</text:p>
      <text:p text:style-name="P5">{</text:p>
      <text:p text:style-name="P5"><text:s text:c="4"/>time : ISODate("2014-03-28T09:42:41.382Z"),</text:p>
      <text:p text:style-name="P5"><text:s text:c="4"/>message : 'cpu is on fire!',</text:p>
      <text:p text:style-name="P5"><text:s text:c="4"/>ipaddr : '127.66.66.66',</text:p>
      <text:p text:style-name="P5"><text:s text:c="4"/>host: ObjectID('AAAB')</text:p>
      <text:p text:style-name="P5">}</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Courier New1" svg:font-family="'Courier New'" style:font-family-generic="modern" style:font-pitch="fixed"/>
    <style:font-face style:name="Courier New" svg:font-family="'Courier New'" style:font-adornments="Normal"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1" svg:font-family="Verdana" style:font-adornments="Negrita" style:font-family-generic="swiss" style:font-pitch="variable"/>
    <style:font-face style:name="Verdana2" svg:font-family="Verdana" style:font-adornments="Negrita Cursiva" style:font-family-generic="swiss" style:font-pitch="variable"/>
    <style:font-face style:name="Verdana" svg:font-family="Verdana"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P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P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master-page-name="">
      <style:paragraph-properties fo:margin-top="0cm" fo:margin-bottom="0.199cm" fo:text-align="justify" style:justify-single-word="false" style:page-number="auto"/>
      <style:text-properties style:font-name="Verdana" fo:font-size="10pt" fo:language="es" fo:country="CO"/>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style:font-name="Verdana1" fo:font-size="115%" fo:language="es" fo:country="CO"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Verdana2" fo:font-size="14pt" fo:language="es" fo:country="CO" fo:font-style="italic" fo:font-weight="bold" style:font-size-asian="14pt" style:font-style-asian="italic" style:font-weight-asian="bold" style:font-size-complex="14pt" style:font-style-complex="italic" style:font-weight-complex="bold"/>
    </style:style>
    <style:style style:name="Cuerpo_20_de_20_texto_20__28_código_29_" style:display-name="Cuerpo de texto (código)" style:family="paragraph" style:class="text" style:master-page-name="">
      <style:paragraph-properties fo:margin-left="0cm" fo:margin-right="0cm" fo:margin-top="0cm" fo:margin-bottom="0cm" fo:text-align="start" style:justify-single-word="false" fo:text-indent="0cm" style:auto-text-indent="false" style:page-number="auto" fo:background-color="#eeeeee" style:shadow="none">
        <style:tab-stops/>
        <style:background-image/>
      </style:paragraph-properties>
      <style:text-properties style:font-name="Courier New" fo:font-size="8pt"/>
    </style:style>
    <style:style style:name="Table_20_Contents" style:display-name="Table Contents" style:family="paragraph" style:parent-style-name="Standard" style:class="extra">
      <style:paragraph-properties text:number-lines="false" text:line-number="0"/>
      <style:text-properties style:font-name="Verdana"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text-properties style:font-name="Verdana1" fo:font-size="10.5pt" fo:language="es" fo:country="CO"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NSimSun" style:font-size-asian="10pt" style:font-name-complex="Courier New1" style:font-size-complex="1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1" style:font-name-asian="NSimSun" style:font-name-complex="Courier New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Diego Robayo Rodríguez</meta:initial-creator>
    <meta:creation-date>2015-03-05T19:25:31.12</meta:creation-date>
    <dc:date>2015-03-06T20:48:47.94</dc:date>
    <dc:creator>Diego Robayo Rodríguez</dc:creator>
    <meta:editing-duration>PT3H58M24S</meta:editing-duration>
    <meta:editing-cycles>5</meta:editing-cycles>
    <meta:generator>OpenOffice/4.1.1$Win32 OpenOffice.org_project/411m6$Build-9775</meta:generator>
    <meta:document-statistic meta:table-count="0" meta:image-count="0" meta:object-count="0" meta:page-count="4" meta:paragraph-count="163" meta:word-count="1607" meta:character-count="10908"/>
  </office:meta>
</office:document-meta>
</file>